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22cm" svg:height="9.005cm" svg:x="9.8cm" svg:y="10.412cm">
            <draw:object draw:notify-on-update-of-ranges="Feuille1.B24:Feuille1.B24 Feuille1.B25:Feuille1.B34 Feuille1.C24:Feuille1.C24 Feuille1.C25:Feuille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22cm" svg:height="9.004cm" svg:x="9.883cm" svg:y="0.558cm">
            <draw:object draw:notify-on-update-of-ranges="Feuille1.B2:Feuille1.B2 Feuille1.B3:Feuille1.B12 Feuille1.C2:Feuille1.C2 Feuille1.C3:Feuille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22cm" svg:height="9.004cm" svg:x="9.911cm" svg:y="20.877cm">
            <draw:object draw:notify-on-update-of-ranges="Feuille1.B47:Feuille1.B47 Feuille1.B48:Feuille1.B57 Feuille1.C47:Feuille1.C47 Feuille1.C48:Feuille1.C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mbre de cartes</text:p>
          </table:table-cell>
          <table:table-cell table:style-name="ce1" office:value-type="string" calcext:value-type="string">
            <text:p>Temps (ms)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 table:number-rows-repeated="1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mbre de cartes</text:p>
          </table:table-cell>
          <table:table-cell table:style-name="ce1" office:value-type="string" calcext:value-type="string">
            <text:p>Temps (ms)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 table:number-rows-repeated="1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mbre de cartes</text:p>
          </table:table-cell>
          <table:table-cell table:style-name="ce1" office:value-type="string" calcext:value-type="string">
            <text:p>Temps (ms)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style-name="ce2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0:35:50.152102137</meta:creation-date>
    <dc:date>2024-01-14T23:30:47.306968101</dc:date>
    <meta:editing-duration>PT2H2M41S</meta:editing-duration>
    <meta:editing-cycles>2</meta:editing-cycles>
    <meta:generator>LibreOffice/7.3.7.2$Linux_X86_64 LibreOffice_project/3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6.327cm" svg:y="0.316cm" chart:style-name="ch2">
          <text:p>Tri par sélection</text:p>
        </chart:title>
        <chart:legend chart:legend-position="end" svg:x="12.827cm" svg:y="4.203cm" style:legend-expansion="high" chart:style-name="ch3"/>
        <chart:plot-area chart:style-name="ch4" table:cell-range-address="Feuille1.B2:Feuille1.C12" chart:data-source-has-labels="row" svg:x="1.331cm" svg:y="1.275cm" svg:width="11.176cm" svg:height="6.569cm">
          <chart:coordinate-region svg:x="1.952cm" svg:y="1.474cm" svg:width="10.183cm" svg:height="5.723cm"/>
          <chart:axis chart:dimension="x" chart:name="primary-x" chart:style-name="ch5">
            <chart:title svg:x="5.579cm" svg:y="8.024cm" chart:style-name="ch6">
              <text:p>Nombre de cartes</text:p>
            </chart:title>
          </chart:axis>
          <chart:axis chart:dimension="y" chart:name="primary-y" chart:style-name="ch7">
            <chart:title svg:x="0.451cm" svg:y="5.463cm" chart:style-name="ch8">
              <text:p>Temps (ms)</text:p>
            </chart:title>
            <chart:grid chart:style-name="ch9" chart:class="major"/>
          </chart:axis>
          <chart:series chart:style-name="ch10" chart:values-cell-range-address="Feuille1.C3:Feuille1.C12" chart:label-cell-address="Feuille1.C2:Feuille1.C2" chart:class="chart:scatter">
            <chart:domain table:cell-range-address="Feuille1.B3:Feuille1.B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(ms)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Feuille1.B3:Feuille1.B12</svg:desc>
                </draw:g>
              </table:table-cell>
              <table:table-cell office:value-type="float" office:value="0">
                <text:p>0</text:p>
                <draw:g>
                  <svg:desc>Feuille1.C3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title svg:x="6.83cm" svg:y="0.316cm" chart:style-name="ch2">
          <text:p>Tri à bulles</text:p>
        </chart:title>
        <chart:legend chart:legend-position="end" svg:x="12.827cm" svg:y="4.204cm" style:legend-expansion="high" chart:style-name="ch3"/>
        <chart:plot-area chart:style-name="ch4" table:cell-range-address="Feuille1.B24:Feuille1.C34" chart:data-source-has-labels="row" svg:x="1.331cm" svg:y="1.275cm" svg:width="11.176cm" svg:height="6.57cm">
          <chart:coordinate-region svg:x="1.952cm" svg:y="1.474cm" svg:width="10.183cm" svg:height="5.724cm"/>
          <chart:axis chart:dimension="x" chart:name="primary-x" chart:style-name="ch5">
            <chart:title svg:x="5.579cm" svg:y="8.025cm" chart:style-name="ch6">
              <text:p>Nombre de cartes</text:p>
            </chart:title>
          </chart:axis>
          <chart:axis chart:dimension="y" chart:name="primary-y" chart:style-name="ch7">
            <chart:title svg:x="0.451cm" svg:y="5.464cm" chart:style-name="ch8">
              <text:p>Temps (ms)</text:p>
            </chart:title>
            <chart:grid chart:style-name="ch9" chart:class="major"/>
          </chart:axis>
          <chart:series chart:style-name="ch10" chart:values-cell-range-address="Feuille1.C25:Feuille1.C34" chart:label-cell-address="Feuille1.C24:Feuille1.C24" chart:class="chart:scatter">
            <chart:domain table:cell-range-address="Feuille1.B25:Feuille1.B34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(ms)</text:p>
                <draw:g>
                  <svg:desc>Feuille1.C24:Feuille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Feuille1.B25:Feuille1.B34</svg:desc>
                </draw:g>
              </table:table-cell>
              <table:table-cell office:value-type="float" office:value="1">
                <text:p>1</text:p>
                <draw:g>
                  <svg:desc>Feuille1.C25:Feuille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6.248cm" svg:y="0.316cm" chart:style-name="ch2">
          <text:p>Tri par insertions</text:p>
        </chart:title>
        <chart:legend chart:legend-position="end" svg:x="12.827cm" svg:y="4.203cm" style:legend-expansion="high" chart:style-name="ch3"/>
        <chart:plot-area chart:style-name="ch4" table:cell-range-address="Feuille1.B47:Feuille1.C57" chart:data-source-has-labels="row" svg:x="1.331cm" svg:y="1.275cm" svg:width="11.176cm" svg:height="6.569cm">
          <chart:coordinate-region svg:x="1.952cm" svg:y="1.474cm" svg:width="10.183cm" svg:height="5.723cm"/>
          <chart:axis chart:dimension="x" chart:name="primary-x" chart:style-name="ch5">
            <chart:title svg:x="5.579cm" svg:y="8.024cm" chart:style-name="ch6">
              <text:p>Nombre de cartes</text:p>
            </chart:title>
          </chart:axis>
          <chart:axis chart:dimension="y" chart:name="primary-y" chart:style-name="ch7">
            <chart:title svg:x="0.451cm" svg:y="5.463cm" chart:style-name="ch8">
              <text:p>Temps (ms)</text:p>
            </chart:title>
            <chart:grid chart:style-name="ch9" chart:class="major"/>
          </chart:axis>
          <chart:series chart:style-name="ch10" chart:values-cell-range-address="Feuille1.C48:Feuille1.C57" chart:label-cell-address="Feuille1.C47:Feuille1.C47" chart:class="chart:scatter">
            <chart:domain table:cell-range-address="Feuille1.B48:Feuille1.B57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(ms)</text:p>
                <draw:g>
                  <svg:desc>Feuille1.C47:Feuille1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Feuille1.B48:Feuille1.B57</svg:desc>
                </draw:g>
              </table:table-cell>
              <table:table-cell office:value-type="float" office:value="0">
                <text:p>0</text:p>
                <draw:g>
                  <svg:desc>Feuille1.C48:Feuille1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